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margin-left="0in" fo:margin-right="0in" fo:line-height="200%" fo:text-indent="0.5791in" style:auto-text-indent="false"/>
      <style:text-properties fo:font-weight="normal" style:font-weight-asian="normal" style:font-weight-complex="normal"/>
    </style:style>
    <style:style style:name="P5" style:family="paragraph" style:parent-style-name="Standard" style:list-style-name="L1">
      <style:text-properties fo:font-weight="normal" style:font-weight-asian="normal" style:font-weight-complex="normal"/>
    </style:style>
    <style:style style:name="P6" style:family="paragraph" style:parent-style-name="Standard">
      <style:paragraph-properties fo:margin-left="0in" fo:margin-right="0in" fo:line-height="200%" fo:text-indent="0.5791in" style:auto-text-indent="false"/>
      <style:text-properties fo:font-weight="normal" style:font-weight-asian="normal" style:font-weight-complex="normal"/>
    </style:style>
    <style:style style:name="T1" style:family="text">
      <style:text-properties style:text-position="super 58%"/>
    </style:style>
    <style:style style:name="T2" style:family="text">
      <style:text-properties officeooo:rsid="001e445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sis summary – use plain language</text:p>
      <text:p text:style-name="Standard"/>
      <text:p text:style-name="P4">My current thesis work explores the possibility of building a music-based brain computer interface (BCI) using electroencephalography (EEG). Such a BCI could be used by patients that have severe motor deficits that are not able to communicate behaviourally. In this experiment I had participants listen to and then imagine short clips from 12 familiar pieces of music (nursery rhymes, Christmas carols etc.) while their EEG data was collected. I want to be able to tell from the EEG data what piece of music the participant was listening to or imagining. </text:p>
      <text:p text:style-name="P4">Our first analysis involved using autocorrelations on task relevant event-related potentials (ERPs). This allowed us to estimate the tempo of the perceived and imagined music. These initial results were presented at the 1<text:span text:style-name="T1">st</text:span> International Workshop on Brain-Computer Music Interfacing. Our next step was to find a more robust method of classifying music from EEG data. For this we turned to machine learning algorithms. Using convolutional autoencoders as part of a convolutional neural net we ran two types of classification experiments. The first experiment tried to classify the stimuli into two groups based on the time signature of the music (either 3/4 or 4/4). The second experiment tried to identify each of the stimuli by classifying them into their 12 stimulus categories. These results were presented at the Society for Music Perception and Cognition 2015.</text:p>
      <text:p text:style-name="P4">In the first experiment we were able to classify perception of music into two categories with a <text:span text:style-name="T2">66%</text:span> accuracy rate <text:span text:style-name="T2">(chance at 50%)</text:span>. In the second experiment we were able to classify perception of music in 12 categories with a <text:span text:style-name="T2">30%</text:span> accuracy rate (chance at 8.3%). <text:span text:style-name="T2">During the remainder of my Master's thesis I will be analyzing the data collected during the imagination portion of the task and will be working to achieve reliable accuracy rates that could be used in a BCI.</text:span></text:p>
      <text:p text:style-name="P2">Key Words (up to 10)</text:p>
      <text:list xml:id="list4657124889198639967" text:style-name="L1">
        <text:list-item>
          <text:p text:style-name="P5">Electroencephalography (EEG)</text:p>
        </text:list-item>
        <text:list-item>
          <text:p text:style-name="P5">Brain computer interface (BCI)</text:p>
        </text:list-item>
        <text:list-item>
          <text:p text:style-name="P5">perception </text:p>
        </text:list-item>
        <text:list-item>
          <text:p text:style-name="P5"><text:soft-page-break/>imagination </text:p>
        </text:list-item>
        <text:list-item>
          <text:p text:style-name="P5">music</text:p>
        </text:list-item>
        <text:list-item>
          <text:p text:style-name="P5">machine learn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list-style-name="" style:class="text">
      <style:text-properties style:font-name="Times New Roman" fo:font-family="'Times New Roman'" style:font-family-generic="roman" style:font-pitch="variable" fo:font-size="10pt" fo:font-weight="bold" style:font-name-asian="SimSun" style:font-family-asia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tab/><text:tab/>Avital Sternin PIN: 396802 <text:s text:c="6"/><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0T11:16:29</meta:creation-date>
    <dc:date>2015-10-05T14:39:20.487895000</dc:date>
    <meta:editing-duration>P9DT11H34M54S</meta:editing-duration>
    <meta:editing-cycles>56</meta:editing-cycles>
    <meta:generator>LibreOffice/4.3.0.4$MacOSX_X86_64 LibreOffice_project/62ad5818884a2fc2e5780dd45466868d41009ec0</meta:generator>
    <meta:document-statistic meta:table-count="0" meta:image-count="0" meta:object-count="0" meta:page-count="2" meta:paragraph-count="12" meta:word-count="339" meta:character-count="2088" meta:non-whitespace-character-count="1755"/>
    <meta:user-defined meta:name="Mendeley Citation Style_1">http://www.zotero.org/styles/american-medical-association</meta:user-defined>
    <meta:user-defined meta:name="Mendeley Document_1">True</meta:user-defined>
    <meta:user-defined meta:name="Mendeley User Name_1">avitalsternin@gmail.com@www.mendeley.com</meta:user-defined>
  </office:meta>
</office:document-meta>
</file>